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7.62cm" svg:x="3.54cm" svg:y="3.5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62cm" svg:height="5.08cm" svg:x="10.14cm" svg:y="3.54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c0c0c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1-17T15:03:40</meta:creation-date>
    <dc:date>2011-11-17T15:07:26</dc:date>
    <meta:editing-duration>PT00H03M47S</meta:editing-duration>
    <meta:editing-cycles>1</meta:editing-cycles>
    <meta:document-statistic meta:object-count="2"/>
    <meta:generator>OpenOffice.org/3.2$Unix OpenOffice.org_project/320m19$Build-9505</meta:generator>
  </office:meta>
</office:document-meta>
</file>